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2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3-14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CONDEMNATION OF HIS FOES (13:1-22; 14:12-3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CONDEMNATION OF HIS FOES (13:1-22; 14:12-32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Babylon (13:1-22; 14:12-2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Babylon (13:1-22; 14:12-27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he destruction foretold (13:1-22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The destruction foretold (13:1-22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severity of the destruction (13:6-16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2-tx-Title-and-Text" presentation:presentation-page-layout-name="Master1-PPL12" draw:id="Slide-261">
        <draw:frame draw:id="id93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severity of the destruction (13:6-16)<text:s text:c="1"/></text:span><text:span text:style-name="a478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people will be paralyzed with fear as God destroys Babylon (13:6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land will be devastated, and the people will be destroyed (13: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very heavens will be blackened (13:10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Survivors will be as scarce as gold (13:11-13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abylon's armies will flee to their own lands like hunted deer (13:1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hildren will be killed and the wives raped (13:15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destruction foretold (13:1-22)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everity of the destruction (13:6-16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urce of the destruction (13:1-5, 17-2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Babylon (13:1-22; 14:12-27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destruction foretold (13:1-2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destruction fulfilled (14:12-2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destruction fulfilled (14:12-27)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symbol (14:12-1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laughter (14:15-27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abylon (13:1-22; 14:12-27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destruction foretold (13:1-2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struction fulfilled (14:12-2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GOD'S CONDEMNATION OF HIS FOES (13:1-22; 14:12-3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abylon (13:1-22; 14:12-2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hilistia (14:28-3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Philistia (14:28-3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warning (14:28-3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weeping (14:31-3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GOD'S CONDEMNATION OF HIS FOES (13:1-22; 14:12-32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abylon (13:1-22; 14:12-2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Philistia (14:28-3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ISAIAH 13-14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GOD'S CONDEMNATION OF HIS FOES (13:1-22; 14:12-3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GOD'S COMPASSION ON HIS FRIENDS (14:1-1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GOD'S COMPASSION ON HIS FRIENDS (14:1-11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salvation (14:1-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arcasm (14:4-1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ISAIAH 13-14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GOD'S CONDEMNATION OF HIS FOES (13:1-22; 14:12-3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GOD'S COMPASSION ON HIS FRIENDS (14:1-1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-title-Title-Slide" presentation:presentation-page-layout-name="Master1-PPL1" draw:id="Slide-272">
        <draw:frame draw:id="id115" presentation:style-name="a657" draw:name="Title 1" svg:x="1.38in" svg:y="0.83in" svg:width="10.3in" svg:height="4.42in" presentation:class="title" presentation:placeholder="false">
          <draw:text-box>
            <text:p text:style-name="a656" text:class-names="" text:cond-style-name=""><text:span text:style-name="a654" text:class-names="">ISAIAH 15-18<text:s text:c="1"/></text:span><text:span text:style-name="a655" text:class-names=""/></text:p>
          </draw:text-box>
          <svg:title/>
          <svg:desc/>
        </draw:frame>
        <draw:frame draw:id="id116" presentation:style-name="a662" draw:name="Subtitle 2" svg:x="1.38in" svg:y="5.25in" svg:width="10.3in" svg:height="1.85in" presentation:class="subtitle" presentation:placeholder="false">
          <draw:text-box>
            <text:p text:style-name="a659" text:class-names="" text:cond-style-name=""><text:span text:style-name="a658" text:class-names="">PROPHECIES AGAINST MOAB (15:1-16:14)<text:s text:c="1"/></text:span></text:p>
            <text:p text:style-name="a661" text:class-names="" text:cond-style-name=""><text:span text:style-name="a660" text:class-names=""/></text:p>
          </draw:text-box>
          <svg:title/>
          <svg:desc/>
        </draw:frame>
      </draw:page>
      <draw:page draw:name="Slide18" draw:style-name="a663" draw:master-page-name="Master1-Layout1-title-Title-Slide" presentation:presentation-page-layout-name="Master1-PPL1" draw:id="Slide-273">
        <draw:frame draw:id="id117" presentation:style-name="a667" draw:name="Title 1" svg:x="1.38in" svg:y="0.83in" svg:width="10.3in" svg:height="4.42in" presentation:class="title" presentation:placeholder="false">
          <draw:text-box>
            <text:p text:style-name="a666" text:class-names="" text:cond-style-name=""><text:span text:style-name="a664" text:class-names="">PROPHECIES AGAINST MOAB (15:1-16:14)<text:s text:c="1"/></text:span><text:span text:style-name="a665" text:class-names=""/></text:p>
          </draw:text-box>
          <svg:title/>
          <svg:desc/>
        </draw:frame>
        <draw:frame draw:id="id118" presentation:style-name="a672" draw:name="Subtitle 2" svg:x="1.38in" svg:y="5.25in" svg:width="10.3in" svg:height="1.85in" presentation:class="subtitle" presentation:placeholder="false">
          <draw:text-box>
            <text:p text:style-name="a669" text:class-names="" text:cond-style-name=""><text:span text:style-name="a668" text:class-names=""><text:s text:c="1"/>The suffering of Moab (15:1, 9; 16:1-5, 13-14)<text:s text:c="1"/></text:span></text:p>
            <text:p text:style-name="a671" text:class-names="" text:cond-style-name=""><text:span text:style-name="a670" text:class-names=""/></text:p>
          </draw:text-box>
          <svg:title/>
          <svg:desc/>
        </draw:frame>
      </draw:page>
      <draw:page draw:name="Slide19" draw:style-name="a673" draw:master-page-name="Master1-Layout12-tx-Title-and-Text" presentation:presentation-page-layout-name="Master1-PPL12" draw:id="Slide-274">
        <draw:frame draw:id="id119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suffering of Moab (15:1, 9; 16:1-5, 13-14)<text:s text:c="1"/></text:span><text:span text:style-name="a675" text:class-names=""/></text:p>
          </draw:text-box>
          <svg:title/>
          <svg:desc/>
        </draw:frame>
        <draw:frame draw:id="id120" presentation:style-name="a693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Its two key cities, Ar and Kir, will be destroyed in one night (15:1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Its women will be abandoned like homeless birds (16:1-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Within three years, few of the people will be left alive (16:13-14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Lions will hunt down the survivors (15: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20" draw:style-name="a694" draw:master-page-name="Master1-Layout12-tx-Title-and-Text" presentation:presentation-page-layout-name="Master1-PPL12" draw:id="Slide-275">
        <draw:frame draw:id="id121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PROPHECIES AGAINST MOAB (15:1-16:14)<text:s text:c="1"/></text:span><text:span text:style-name="a696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suffering of Moab (15:1, 9; 16:1-5, 13-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ver Moab (15:2-8; 16:7-1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orrow over Moab (15:2-8; 16:7-12)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The tears of the people (15:2-4, 8; 16:7-8, 12):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ars of the people (15:2-4, 8; 16:7-8, 12):<text:s text:c="1"/></text:span><text:span text:style-name="a721" text:class-names=""/></text:p>
          </draw:text-box>
          <svg:title/>
          <svg:desc/>
        </draw:frame>
        <draw:frame draw:id="id126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y will shave their heads and cut off their beards (15:2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y will put on sackcloth (15:3-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ir cries will be heard throughout the land (15:8; 16:7-8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will pray to their idols for help (16:1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3" draw:style-name="a740" draw:master-page-name="Master1-Layout12-tx-Title-and-Text" presentation:presentation-page-layout-name="Master1-PPL12" draw:id="Slide-278">
        <draw:frame draw:id="id127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rrow over Moab (15:2-8; 16:7-12)<text:s text:c="1"/></text:span><text:span text:style-name="a742" text:class-names=""/></text:p>
          </draw:text-box>
          <svg:title/>
          <svg:desc/>
        </draw:frame>
        <draw:frame draw:id="id128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tears of the people (15:2-4, 8; 16:7-8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tears of the prophet (15:5-7; 16:9-11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4" draw:style-name="a755" draw:master-page-name="Master1-Layout12-tx-Title-and-Text" presentation:presentation-page-layout-name="Master1-PPL12" draw:id="Slide-279">
        <draw:frame draw:id="id129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PROPHECIES AGAINST MOAB (15:1-16:14)<text:s text:c="1"/></text:span><text:span text:style-name="a757" text:class-names=""/></text:p>
          </draw:text-box>
          <svg:title/>
          <svg:desc/>
        </draw:frame>
        <draw:frame draw:id="id130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suffering of Moab (15:1, 9; 16:1-5, 1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sorrow over Moab (15:2-8; 16:7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5" draw:style-name="a770" draw:master-page-name="Master1-Layout12-tx-Title-and-Text" presentation:presentation-page-layout-name="Master1-PPL12" draw:id="Slide-280">
        <draw:frame draw:id="id131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ISAIAH 15-18<text:s text:c="1"/></text:span><text:span text:style-name="a772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PHECIES AGAINST MOAB (15:1-16:1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ROPHECIES AGAINST ARAM AND THE NORTHERN KINGDOM (17:1-1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PROPHECIES AGAINST ARAM AND THE NORTHERN KINGDOM (17:1-14)<text:s text:c="1"/></text:span><text:span text:style-name="a787" text:class-names=""/></text:p>
          </draw:text-box>
          <svg:title/>
          <svg:desc/>
        </draw:frame>
        <draw:frame draw:id="id134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everity (17:1-6, 9-11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alvation (17:7-8, 12-1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7" draw:style-name="a800" draw:master-page-name="Master1-Layout12-tx-Title-and-Text" presentation:presentation-page-layout-name="Master1-PPL12" draw:id="Slide-282">
        <draw:frame draw:id="id13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SAIAH 15-18<text:s text:c="1"/></text:span><text:span text:style-name="a802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PROPHECIES AGAINST MOAB (15:1-16: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PROPHECIES AGAINST ARAM AND THE NORTHERN KINGDOM (17:1-14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PROPHECIES AGAINST ETHIOPIA (18:1-7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2-tx-Title-and-Text" presentation:presentation-page-layout-name="Master1-PPL12" draw:id="Slide-283">
        <draw:frame draw:id="id137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PROPHECIES AGAINST ETHIOPIA (18:1-7):<text:s text:c="1"/></text:span><text:span text:style-name="a820" text:class-names=""/></text:p>
          </draw:text-box>
          <svg:title/>
          <svg:desc/>
        </draw:frame>
        <draw:frame draw:id="id138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Ethiopia, the strong nation (18:1-4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Ethiopia, the stricken nation (18:5-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Ethiopia, the saved nation (18: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9" draw:style-name="a836" draw:master-page-name="Master1-Layout12-tx-Title-and-Text" presentation:presentation-page-layout-name="Master1-PPL12" draw:id="Slide-284">
        <draw:frame draw:id="id139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ISAIAH 15-18<text:s text:c="1"/></text:span><text:span text:style-name="a838" text:class-names=""/></text:p>
          </draw:text-box>
          <svg:title/>
          <svg:desc/>
        </draw:frame>
        <draw:frame draw:id="id140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ROPHECIES AGAINST MOAB (15:1-16:14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PHECIES AGAINST ARAM AND THE NORTHERN KINGDOM (17:1-14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PROPHECIES AGAINST ETHIOPIA (18:1-7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30" draw:style-name="a854" draw:master-page-name="Master1-Layout1-title-Title-Slide" presentation:presentation-page-layout-name="Master1-PPL1" draw:id="Slide-285">
        <draw:frame draw:id="id141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ISAIAH 19:1-21:16<text:s text:c="1"/></text:span><text:span text:style-name="a856" text:class-names=""/></text:p>
          </draw:text-box>
          <svg:title/>
          <svg:desc/>
        </draw:frame>
        <draw:frame draw:id="id142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GOD'S DEALINGS WITH EGYPT (19:1-20:6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31" draw:style-name="a864" draw:master-page-name="Master1-Layout1-title-Title-Slide" presentation:presentation-page-layout-name="Master1-PPL1" draw:id="Slide-286">
        <draw:frame draw:id="id143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GOD'S DEALINGS WITH EGYPT (19:1-20:6)<text:s text:c="1"/></text:span><text:span text:style-name="a866" text:class-names=""/></text:p>
          </draw:text-box>
          <svg:title/>
          <svg:desc/>
        </draw:frame>
        <draw:frame draw:id="id144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The sentence on Egypt (19:1-3, 5-17):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32" draw:style-name="a874" draw:master-page-name="Master1-Layout12-tx-Title-and-Text" presentation:presentation-page-layout-name="Master1-PPL12" draw:id="Slide-287">
        <draw:frame draw:id="id145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The sentence on Egypt (19:1-3, 5-17):<text:s text:c="1"/></text:span><text:span text:style-name="a876" text:class-names=""/></text:p>
          </draw:text-box>
          <svg:title/>
          <svg:desc/>
        </draw:frame>
        <draw:frame draw:id="id146" presentation:style-name="a894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Dread (19:1, 16-17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Discord (19:2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umbness (19:3, 11-15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Drought (19:5-10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3" draw:style-name="a895" draw:master-page-name="Master1-Layout12-tx-Title-and-Text" presentation:presentation-page-layout-name="Master1-PPL12" draw:id="Slide-288">
        <draw:frame draw:id="id147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GOD'S DEALINGS WITH EGYPT (19:1-20:6)<text:s text:c="1"/></text:span><text:span text:style-name="a897" text:class-names=""/></text:p>
          </draw:text-box>
          <svg:title/>
          <svg:desc/>
        </draw:frame>
        <draw:frame draw:id="id148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sentence on Egypt (19:1-3, 5-17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slave master over Egypt (19:4; 20:1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sign against Egypt (20:2-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4" draw:style-name="a913" draw:master-page-name="Master1-Layout12-tx-Title-and-Text" presentation:presentation-page-layout-name="Master1-PPL12" draw:id="Slide-289">
        <draw:frame draw:id="id14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sign against Egypt (20:2-6)<text:s text:c="1"/></text:span><text:span text:style-name="a915" text:class-names=""/></text:p>
          </draw:text-box>
          <svg:title/>
          <svg:desc/>
        </draw:frame>
        <draw:frame draw:id="id150" presentation:style-name="a927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motion (20:2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meaning (20:3-6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35" draw:style-name="a928" draw:master-page-name="Master1-Layout12-tx-Title-and-Text" presentation:presentation-page-layout-name="Master1-PPL12" draw:id="Slide-290">
        <draw:frame draw:id="id151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GOD'S DEALINGS WITH EGYPT (19:1-20:6)<text:s text:c="1"/></text:span><text:span text:style-name="a930" text:class-names=""/></text:p>
          </draw:text-box>
          <svg:title/>
          <svg:desc/>
        </draw:frame>
        <draw:frame draw:id="id152" presentation:style-name="a948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The sentence on Egypt (19:1-3, 5-17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slave master over Egypt (19:4; 20:1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sign against Egypt (20:2-6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salvation of Egypt (19:18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6" draw:style-name="a949" draw:master-page-name="Master1-Layout12-tx-Title-and-Text" presentation:presentation-page-layout-name="Master1-PPL12" draw:id="Slide-291">
        <draw:frame draw:id="id153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<text:s text:c="1"/>The salvation of Egypt (19:18-25)<text:s text:c="1"/></text:span><text:span text:style-name="a951" text:class-names=""/></text:p>
          </draw:text-box>
          <svg:title/>
          <svg:desc/>
        </draw:frame>
        <draw:frame draw:id="id154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<text:s text:c="1"/>Egypt's speech (19:18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Egypt's sacrifices (19:19, 21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Egypt's supplication (19:20, 2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Egypt's safety (19:23-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7" draw:style-name="a970" draw:master-page-name="Master1-Layout12-tx-Title-and-Text" presentation:presentation-page-layout-name="Master1-PPL12" draw:id="Slide-292">
        <draw:frame draw:id="id155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GOD'S DEALINGS WITH EGYPT (19:1-20:6)<text:s text:c="1"/></text:span><text:span text:style-name="a972" text:class-names=""/></text:p>
          </draw:text-box>
          <svg:title/>
          <svg:desc/>
        </draw:frame>
        <draw:frame draw:id="id156" presentation:style-name="a990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The sentence on Egypt (19:1-3, 5-17):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The slave master over Egypt (19:4; 20:1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sign against Egypt (20:2-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salvation of Egypt (19:18-25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8" draw:style-name="a991" draw:master-page-name="Master1-Layout12-tx-Title-and-Text" presentation:presentation-page-layout-name="Master1-PPL12" draw:id="Slide-293">
        <draw:frame draw:id="id157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ISAIAH 19:1-21:16<text:s text:c="1"/></text:span><text:span text:style-name="a993" text:class-names=""/></text:p>
          </draw:text-box>
          <svg:title/>
          <svg:desc/>
        </draw:frame>
        <draw:frame draw:id="id158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GOD'S DEALINGS WITH EGYPT (19:1-20:6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GOD'S DEALINGS WITH BABYLON (21:1-1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9" draw:style-name="a1006" draw:master-page-name="Master1-Layout1-title-Title-Slide" presentation:presentation-page-layout-name="Master1-PPL1" draw:id="Slide-294">
        <draw:frame draw:id="id159" presentation:style-name="a1010" draw:name="Title 1" svg:x="1.38in" svg:y="0.83in" svg:width="10.3in" svg:height="4.42in" presentation:class="title" presentation:placeholder="false">
          <draw:text-box>
            <text:p text:style-name="a1009" text:class-names="" text:cond-style-name=""><text:span text:style-name="a1007" text:class-names="">GOD'S DEALINGS WITH BABYLON (21:1-10)<text:s text:c="1"/></text:span><text:span text:style-name="a1008" text:class-names=""/></text:p>
          </draw:text-box>
          <svg:title/>
          <svg:desc/>
        </draw:frame>
        <draw:frame draw:id="id160" presentation:style-name="a1015" draw:name="Subtitle 2" svg:x="1.38in" svg:y="5.25in" svg:width="10.3in" svg:height="1.85in" presentation:class="subtitle" presentation:placeholder="false">
          <draw:text-box>
            <text:p text:style-name="a1012" text:class-names="" text:cond-style-name=""><text:span text:style-name="a1011" text:class-names=""><text:s text:c="1"/>Babylon's destruction foretold (21:1-4)<text:s text:c="1"/></text:span></text:p>
            <text:p text:style-name="a1014" text:class-names="" text:cond-style-name=""><text:span text:style-name="a1013" text:class-names=""/></text:p>
          </draw:text-box>
          <svg:title/>
          <svg:desc/>
        </draw:frame>
      </draw:page>
      <draw:page draw:name="Slide40" draw:style-name="a1016" draw:master-page-name="Master1-Layout12-tx-Title-and-Text" presentation:presentation-page-layout-name="Master1-PPL12" draw:id="Slide-295">
        <draw:frame draw:id="id161" presentation:style-name="a1020" draw:name="Title 1" svg:x="1.38in" svg:y="0.4in" svg:width="10.6in" svg:height="1.44965in" presentation:class="title" presentation:placeholder="false">
          <draw:text-box>
            <text:p text:style-name="a1019" text:class-names="" text:cond-style-name=""><text:span text:style-name="a1017" text:class-names=""><text:s text:c="1"/>Babylon's destruction foretold (21:1-4)<text:s text:c="1"/></text:span><text:span text:style-name="a1018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<text:s text:c="1"/>The revelation to the prophet (21:1-2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response by the prophet (21:3-4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GOD'S DEALINGS WITH BABYLON (21:1-10)<text:s text:c="1"/></text:span><text:span text:style-name="a1033" text:class-names=""/></text:p>
          </draw:text-box>
          <svg:title/>
          <svg:desc/>
        </draw:frame>
        <draw:frame draw:id="id164" presentation:style-name="a1045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Babylon's destruction foretold (21:1-4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Babylon's destruction fulfilled (21:5-1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</draw:page>
      <draw:page draw:name="Slide42" draw:style-name="a1046" draw:master-page-name="Master1-Layout12-tx-Title-and-Text" presentation:presentation-page-layout-name="Master1-PPL12" draw:id="Slide-297">
        <draw:frame draw:id="id165" presentation:style-name="a1050" draw:name="Title 1" svg:x="1.38in" svg:y="0.4in" svg:width="10.6in" svg:height="1.44965in" presentation:class="title" presentation:placeholder="false">
          <draw:text-box>
            <text:p text:style-name="a1049" text:class-names="" text:cond-style-name=""><text:span text:style-name="a1047" text:class-names=""><text:s text:c="1"/>Babylon's destruction fulfilled (21:5-10)<text:s text:c="1"/></text:span><text:span text:style-name="a1048" text:class-names=""/></text:p>
          </draw:text-box>
          <svg:title/>
          <svg:desc/>
        </draw:frame>
        <draw:frame draw:id="id166" presentation:style-name="a1060" draw:name="Text Placeholder 2" svg:x="1.38in" svg:y="2in" svg:width="9.4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<text:s text:c="1"/>The attack (21:5-7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The announcement (21:8-10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43" draw:style-name="a1061" draw:master-page-name="Master1-Layout12-tx-Title-and-Text" presentation:presentation-page-layout-name="Master1-PPL12" draw:id="Slide-298">
        <draw:frame draw:id="id167" presentation:style-name="a1065" draw:name="Title 1" svg:x="1.38in" svg:y="0.4in" svg:width="10.6in" svg:height="1.44965in" presentation:class="title" presentation:placeholder="false">
          <draw:text-box>
            <text:p text:style-name="a1064" text:class-names="" text:cond-style-name=""><text:span text:style-name="a1062" text:class-names="">GOD'S DEALINGS WITH BABYLON (21:1-10)<text:s text:c="1"/></text:span><text:span text:style-name="a1063" text:class-names=""/></text:p>
          </draw:text-box>
          <svg:title/>
          <svg:desc/>
        </draw:frame>
        <draw:frame draw:id="id168" presentation:style-name="a1075" draw:name="Text Placeholder 2" svg:x="1.38in" svg:y="2in" svg:width="9.4in" svg:height="4.75868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<text:s text:c="1"/>Babylon's destruction foretold (21:1-4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abylon's destruction fulfilled (21:5-10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44" draw:style-name="a1076" draw:master-page-name="Master1-Layout12-tx-Title-and-Text" presentation:presentation-page-layout-name="Master1-PPL12" draw:id="Slide-299">
        <draw:frame draw:id="id169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ISAIAH 19:1-21:16<text:s text:c="1"/></text:span><text:span text:style-name="a1078" text:class-names=""/></text:p>
          </draw:text-box>
          <svg:title/>
          <svg:desc/>
        </draw:frame>
        <draw:frame draw:id="id170" presentation:style-name="a1096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GOD'S DEALINGS WITH EGYPT (19:1-20: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GOD'S DEALINGS WITH BABYLON (21:1-1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GOD'S DEALINGS WITH EDOM (21:11-12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GOD'S DEALINGS WITH ARABIA (21:13-17):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45" draw:style-name="a1097" draw:master-page-name="Master1-Layout1-title-Title-Slide" presentation:presentation-page-layout-name="Master1-PPL1" draw:id="Slide-300">
        <draw:frame draw:id="id171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ISAIAH 22-23<text:s text:c="1"/></text:span><text:span text:style-name="a1099" text:class-names=""/></text:p>
          </draw:text-box>
          <svg:title/>
          <svg:desc/>
        </draw:frame>
        <draw:frame draw:id="id172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GOD'S JUDGMENT ON JERUSALEM (22:1-14)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46" draw:style-name="a1107" draw:master-page-name="Master1-Layout12-tx-Title-and-Text" presentation:presentation-page-layout-name="Master1-PPL12" draw:id="Slide-301">
        <draw:frame draw:id="id173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GOD'S JUDGMENT ON JERUSALEM (22:1-14)<text:s text:c="1"/></text:span><text:span text:style-name="a1109" text:class-names=""/></text:p>
          </draw:text-box>
          <svg:title/>
          <svg:desc/>
        </draw:frame>
        <draw:frame draw:id="id174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 revelation (22:1-7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 reason (22:8-14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7" draw:style-name="a1122" draw:master-page-name="Master1-Layout12-tx-Title-and-Text" presentation:presentation-page-layout-name="Master1-PPL12" draw:id="Slide-302">
        <draw:frame draw:id="id17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ISAIAH 22-23<text:s text:c="1"/></text:span><text:span text:style-name="a1124" text:class-names=""/></text:p>
          </draw:text-box>
          <svg:title/>
          <svg:desc/>
        </draw:frame>
        <draw:frame draw:id="id176" presentation:style-name="a1136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GOD'S JUDGMENT ON JERUSALEM (22:1-14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GOD'S JUDGMENT ON SHEBNA (22:15-25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8" draw:style-name="a1137" draw:master-page-name="Master1-Layout12-tx-Title-and-Text" presentation:presentation-page-layout-name="Master1-PPL12" draw:id="Slide-303">
        <draw:frame draw:id="id177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GOD'S JUDGMENT ON SHEBNA (22:15-25)<text:s text:c="1"/></text:span><text:span text:style-name="a1139" text:class-names=""/></text:p>
          </draw:text-box>
          <svg:title/>
          <svg:desc/>
        </draw:frame>
        <draw:frame draw:id="id178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His removal (22:15-19, 25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His replacement (22:20-24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9" draw:style-name="a1152" draw:master-page-name="Master1-Layout12-tx-Title-and-Text" presentation:presentation-page-layout-name="Master1-PPL12" draw:id="Slide-304">
        <draw:frame draw:id="id179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ISAIAH 22-23<text:s text:c="1"/></text:span><text:span text:style-name="a1154" text:class-names=""/></text:p>
          </draw:text-box>
          <svg:title/>
          <svg:desc/>
        </draw:frame>
        <draw:frame draw:id="id180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GOD'S JUDGMENT ON JERUSALEM (22:1-14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GOD'S JUDGMENT ON SHEBNA (22:15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GOD'S JUDGMENT ON TYRE (23:1-18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50" draw:style-name="a1170" draw:master-page-name="Master1-Layout1-title-Title-Slide" presentation:presentation-page-layout-name="Master1-PPL1" draw:id="Slide-305">
        <draw:frame draw:id="id181" presentation:style-name="a1174" draw:name="Title 1" svg:x="1.38in" svg:y="0.83in" svg:width="10.3in" svg:height="4.42in" presentation:class="title" presentation:placeholder="false">
          <draw:text-box>
            <text:p text:style-name="a1173" text:class-names="" text:cond-style-name=""><text:span text:style-name="a1171" text:class-names="">GOD'S JUDGMENT ON TYRE (23:1-18)<text:s text:c="1"/></text:span><text:span text:style-name="a1172" text:class-names=""/></text:p>
          </draw:text-box>
          <svg:title/>
          <svg:desc/>
        </draw:frame>
        <draw:frame draw:id="id182" presentation:style-name="a1179" draw:name="Subtitle 2" svg:x="1.38in" svg:y="5.25in" svg:width="10.3in" svg:height="1.85in" presentation:class="subtitle" presentation:placeholder="false">
          <draw:text-box>
            <text:p text:style-name="a1176" text:class-names="" text:cond-style-name=""><text:span text:style-name="a1175" text:class-names=""><text:s text:c="1"/>The destruction of Tyre by the Lord (23:1-14)<text:s text:c="1"/></text:span></text:p>
            <text:p text:style-name="a1178" text:class-names="" text:cond-style-name=""><text:span text:style-name="a1177" text:class-names=""/></text:p>
          </draw:text-box>
          <svg:title/>
          <svg:desc/>
        </draw:frame>
      </draw:page>
      <draw:page draw:name="Slide51" draw:style-name="a1180" draw:master-page-name="Master1-Layout1-title-Title-Slide" presentation:presentation-page-layout-name="Master1-PPL1" draw:id="Slide-306">
        <draw:frame draw:id="id183" presentation:style-name="a1184" draw:name="Title 1" svg:x="1.38in" svg:y="0.83in" svg:width="10.3in" svg:height="4.42in" presentation:class="title" presentation:placeholder="false">
          <draw:text-box>
            <text:p text:style-name="a1183" text:class-names="" text:cond-style-name=""><text:span text:style-name="a1181" text:class-names=""><text:s text:c="1"/>The destruction of Tyre by the Lord (23:1-14)<text:s text:c="1"/></text:span><text:span text:style-name="a1182" text:class-names=""/></text:p>
          </draw:text-box>
          <svg:title/>
          <svg:desc/>
        </draw:frame>
        <draw:frame draw:id="id184" presentation:style-name="a1189" draw:name="Subtitle 2" svg:x="1.38in" svg:y="5.25in" svg:width="10.3in" svg:height="1.85in" presentation:class="subtitle" presentation:placeholder="false">
          <draw:text-box>
            <text:p text:style-name="a1186" text:class-names="" text:cond-style-name=""><text:span text:style-name="a1185" text:class-names=""><text:s text:c="1"/>The travail (23:1-14)<text:s text:c="1"/></text:span></text:p>
            <text:p text:style-name="a1188" text:class-names="" text:cond-style-name=""><text:span text:style-name="a1187" text:class-names=""/></text:p>
          </draw:text-box>
          <svg:title/>
          <svg:desc/>
        </draw:frame>
      </draw:page>
      <draw:page draw:name="Slide52" draw:style-name="a1190" draw:master-page-name="Master1-Layout12-tx-Title-and-Text" presentation:presentation-page-layout-name="Master1-PPL12" draw:id="Slide-307">
        <draw:frame draw:id="id185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The travail (23:1-14)<text:s text:c="1"/></text:span><text:span text:style-name="a1192" text:class-names=""/></text:p>
          </draw:text-box>
          <svg:title/>
          <svg:desc/>
        </draw:frame>
        <draw:frame draw:id="id186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sorrow (23:1-7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source (23:8-14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53" draw:style-name="a1205" draw:master-page-name="Master1-Layout12-tx-Title-and-Text" presentation:presentation-page-layout-name="Master1-PPL12" draw:id="Slide-308">
        <draw:frame draw:id="id187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destruction of Tyre by the Lord (23:1-14)<text:s text:c="1"/></text:span><text:span text:style-name="a1207" text:class-names=""/></text:p>
          </draw:text-box>
          <svg:title/>
          <svg:desc/>
        </draw:frame>
        <draw:frame draw:id="id188" presentation:style-name="a1219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he travail (23:1-14)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he time (23:15-17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</draw:page>
      <draw:page draw:name="Slide54" draw:style-name="a1220" draw:master-page-name="Master1-Layout12-tx-Title-and-Text" presentation:presentation-page-layout-name="Master1-PPL12" draw:id="Slide-309">
        <draw:frame draw:id="id189" presentation:style-name="a1224" draw:name="Title 1" svg:x="1.38in" svg:y="0.4in" svg:width="10.6in" svg:height="1.44965in" presentation:class="title" presentation:placeholder="false">
          <draw:text-box>
            <text:p text:style-name="a1223" text:class-names="" text:cond-style-name=""><text:span text:style-name="a1221" text:class-names="">GOD'S JUDGMENT ON TYRE (23:1-18)<text:s text:c="1"/></text:span><text:span text:style-name="a1222" text:class-names=""/></text:p>
          </draw:text-box>
          <svg:title/>
          <svg:desc/>
        </draw:frame>
        <draw:frame draw:id="id190" presentation:style-name="a1234" draw:name="Text Placeholder 2" svg:x="1.38in" svg:y="2in" svg:width="9.4in" svg:height="4.7586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<text:s text:c="1"/>The destruction of Tyre by the Lord (23:1-14)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s text:c="1"/>The devotion of Tyre to the Lord (23:18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</draw:page>
      <draw:page draw:name="Slide55" draw:style-name="a1235" draw:master-page-name="Master1-Layout12-tx-Title-and-Text" presentation:presentation-page-layout-name="Master1-PPL12" draw:id="Slide-310">
        <draw:frame draw:id="id191" presentation:style-name="a1239" draw:name="Title 1" svg:x="1.38in" svg:y="0.4in" svg:width="10.6in" svg:height="1.44965in" presentation:class="title" presentation:placeholder="false">
          <draw:text-box>
            <text:p text:style-name="a1238" text:class-names="" text:cond-style-name=""><text:span text:style-name="a1236" text:class-names="">ISAIAH 22-23<text:s text:c="1"/></text:span><text:span text:style-name="a1237" text:class-names=""/></text:p>
          </draw:text-box>
          <svg:title/>
          <svg:desc/>
        </draw:frame>
        <draw:frame draw:id="id192" presentation:style-name="a1252" draw:name="Text Placeholder 2" svg:x="1.38in" svg:y="2in" svg:width="9.4in" svg:height="4.75868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GOD'S JUDGMENT ON JERUSALEM (22:1-14)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GOD'S JUDGMENT ON SHEBNA (22:15-25)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GOD'S JUDGMENT ON TYRE (23:1-18)<text:s text:c="1"/>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</draw:page>
      <draw:page draw:name="Slide56" draw:style-name="a1253" draw:master-page-name="Master1-Layout1-title-Title-Slide" presentation:presentation-page-layout-name="Master1-PPL1" draw:id="Slide-311">
        <draw:frame draw:id="id193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Isaiah Part 2</text:span><text:span text:style-name="a1255" text:class-names=""/></text:p>
          </draw:text-box>
          <svg:title/>
          <svg:desc/>
        </draw:frame>
        <draw:frame draw:id="id194" presentation:style-name="a12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2</dc:title>
    <meta:initial-creator>David STRICKLAND</meta:initial-creator>
    <dc:creator>David STRICKLAND</dc:creator>
    <meta:creation-date>2020-02-23T23:13:28Z</meta:creation-date>
    <dc:date>2020-02-23T23:13:29Z</dc:date>
    <meta:template xlink:href="BibleStudy" xlink:type="simple"/>
    <meta:editing-cycles>1</meta:editing-cycles>
    <meta:editing-duration>PT1S</meta:editing-duration>
    <meta:document-statistic meta:paragraph-count="175" meta:word-count="1375"/>
  </office:meta>
</office:document-meta>
</file>